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8pt" fo:language="ru" fo:country="RU" style:font-size-asian="18pt" style:font-size-complex="18pt"/>
    </style:style>
    <style:style style:name="P3" style:family="paragraph" style:parent-style-name="Text_20_body">
      <style:paragraph-properties fo:text-align="start" style:justify-single-word="false"/>
      <style:text-properties fo:font-size="15pt" fo:language="ru" fo:country="RU" style:font-size-asian="15pt" style:font-size-complex="15pt"/>
    </style:style>
    <style:style style:name="P4" style:family="paragraph" style:parent-style-name="Text_20_body">
      <style:paragraph-properties fo:text-align="start" style:justify-single-word="false"/>
      <style:text-properties fo:font-size="15pt" style:font-size-asian="15pt" style:font-size-complex="15pt"/>
    </style:style>
    <style:style style:name="P5" style:family="paragraph" style:parent-style-name="Heading_20_1">
      <style:paragraph-properties fo:text-align="center" style:justify-single-word="false"/>
      <style:text-properties fo:font-size="24pt" fo:language="ru" fo:country="RU" style:font-size-asian="24pt" style:font-size-complex="24pt"/>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center" style:justify-single-word="false"/>
      <style:text-properties fo:language="ru" fo:country="RU"/>
    </style:style>
    <style:style style:name="P8" style:family="paragraph" style:parent-style-name="Heading_20_3">
      <style:text-properties fo:language="ru" fo:country="RU"/>
    </style:style>
    <style:style style:name="P9" style:family="paragraph" style:parent-style-name="Text_20_body">
      <style:paragraph-properties fo:text-align="center" style:justify-single-word="false"/>
      <style:text-properties fo:font-size="18pt" fo:language="ru" fo:country="RU" style:font-size-asian="18pt" style:font-size-complex="18pt"/>
    </style:style>
    <style:style style:name="P10" style:family="paragraph" style:parent-style-name="Text_20_body">
      <style:paragraph-properties fo:text-align="start" style:justify-single-word="false"/>
    </style:style>
    <style:style style:name="P11" style:family="paragraph" style:parent-style-name="Text_20_body">
      <style:text-properties fo:font-size="15pt" fo:language="ru" fo:country="RU" style:font-size-asian="15pt" style:font-size-complex="15pt"/>
    </style:style>
    <style:style style:name="P12" style:family="paragraph" style:parent-style-name="Text_20_body">
      <style:paragraph-properties fo:text-align="start" style:justify-single-word="false"/>
      <style:text-properties fo:font-size="15pt" fo:language="ru" fo:country="RU" style:font-size-asian="15pt" style:font-size-complex="15pt"/>
    </style:style>
    <style:style style:name="P13" style:family="paragraph" style:parent-style-name="Text_20_body" style:list-style-name="L1">
      <style:paragraph-properties fo:text-align="start" style:justify-single-word="false"/>
      <style:text-properties fo:font-size="15pt" fo:language="ru" fo:country="RU" style:font-size-asian="15pt" style:font-size-complex="15pt"/>
    </style:style>
    <style:style style:name="P14" style:family="paragraph" style:parent-style-name="Text_20_body">
      <style:paragraph-properties fo:text-align="start" style:justify-single-word="false"/>
      <style:text-properties fo:font-size="15pt" style:font-size-asian="15pt" style:font-size-complex="15pt"/>
    </style:style>
    <style:style style:name="P15" style:family="paragraph" style:parent-style-name="Text_20_body">
      <style:paragraph-properties fo:text-align="start" style:justify-single-word="false"/>
      <style:text-properties fo:language="ru" fo:country="RU"/>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language="ru" fo:country="RU"/>
    </style:style>
    <style:style style:name="T2" style:family="text">
      <style:text-properties fo:language="en" fo:country="U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Отчет о практической работе по программированию</text:h>
      <text:p text:style-name="P2">ученика 10 Д класса</text:p>
      <text:p text:style-name="P1"><text:span text:style-name="T1">школы </text:span><text:span text:style-name="T2">N57</text:span></text:p>
      <text:p text:style-name="P2">Глуховского Даниила</text:p>
      <text:p text:style-name="P1"><text:span text:style-name="T1">Тема работы: «Игра </text:span><text:span text:style-name="T2">“</text:span><text:span text:style-name="T1">Корова 006</text:span><text:span text:style-name="T2">”</text:span><text:span text:style-name="T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Руководитель практики: Гусарев Р.В.</text:p>
      <text:p text:style-name="P2">Оценка: <text:s text:c="11"/></text:p>
      <text:p text:style-name="P2"/>
      <text:h text:style-name="P6" text:outline-level="1"><text:soft-page-break/>Постановка задачи</text:h>
      <text:p text:style-name="P3">Задача состоит в реализации игры «Корова 006». Программа должна играть в пользователям в данную игру, то есть принимать на вход ходы пользователя и отвечать своими ходами. Ходы программы должны способствовать повышению вероятности ее победы.</text:p>
      <text:h text:style-name="Heading_20_2" text:outline-level="2"><text:s/><text:span text:style-name="T1">Правила игры</text:span></text:h>
      <text:h text:style-name="P8" text:outline-level="3">Подготовка к игре</text:h>
      <text:p text:style-name="P4"><text:span text:style-name="T1">В игре используется колода из 24 карт с номерами от 1 до 24. В начале игры 4 карты выкладываются на стол –</text:span><text:span text:style-name="T2"> </text:span><text:span text:style-name="T1">с них будут начинаться 4 ряда. Остальные карты раздаются игрокам по 10 штук.</text:span></text:p>
      <text:h text:style-name="P8" text:outline-level="3">Ход игры</text:h>
      <text:p text:style-name="P4">Каждый ход игроки выбирают по одной карте из руки <text:span text:style-name="T1">и выкладывают их на стол. Далее каждая карта распределяется в один из рядов в соответствии со следующими правилами:</text:span></text:p>
      <text:list xml:id="list4309004597067093573" text:style-name="L1">
        <text:list-item>
          <text:list>
            <text:list-item>
              <text:list>
                <text:list-item>
                  <text:list>
                    <text:list-item>
                      <text:list>
                        <text:list-item>
                          <text:list>
                            <text:list-item>
                              <text:p text:style-name="P13">Первой распределяется наименьшая карта, потом большая.</text:p>
                            </text:list-item>
                            <text:list-item>
                              <text:p text:style-name="P13">Карты в ряду должны идти в порядке возрастания.</text:p>
                            </text:list-item>
                            <text:list-item>
                              <text:p text:style-name="P13">Карта должна быть положена в ряд, в котором разница между ее значением и значением последней карты ряда минимальна.</text:p>
                            </text:list-item>
                            <text:list-item>
                              <text:p text:style-name="P13">Если ввиду этих правил карта оказалась шестой в ряду — игрок, выложивший эту карту получает количество штрафных очков, соответствующее картам этого ряда (правила начисления очков описаны ниже), ряд убирается, а вместо него кладется распределяемая карта.</text:p>
                            </text:list-item>
                            <text:list-item>
                              <text:p text:style-name="P13">Если карта не может быть положена ни в один из рядов, так как ее номер меньше номеров последних карт всех рядов, то игрок, выложивший эту карту, может выбрать один ряд. Он получает количество штрафных очков, соответствуещее картам этого ряд, ряд убирается, а вместо него кладется распределяемая карта.</text:p>
                            </text:list-item>
                          </text:list>
                        </text:list-item>
                      </text:list>
                    </text:list-item>
                  </text:list>
                </text:list-item>
              </text:list>
            </text:list-item>
          </text:list>
        </text:list-item>
      </text:list>
      <text:p text:style-name="P3"/>
      <text:h text:style-name="Heading_20_3" text:outline-level="3"><text:soft-page-break/>Правила начисления очков</text:h>
      <text:p text:style-name="P11">Карта с номером, делящимся на 5, но не делящимся на 10 приносит 2 штрафных очка.</text:p>
      <text:p text:style-name="P11">Карта с номером, делящимся на 10 приносит 3 штрафных очка..</text:p>
      <text:p text:style-name="P11">Карта с номером, делящимся на 11 приносит 5 штрафных очков.</text:p>
      <text:h text:style-name="P8" text:outline-level="3">Окончание игры</text:h>
      <text:p text:style-name="P3">После того как сделаны 10 ходов игра завершается. Победителем объявляется игрок, набравший МЕНЬШЕ штрафных очков.</text:p>
      <text:p text:style-name="P3"/>
      <text:p text:style-name="P3"/>
      <text:h text:style-name="P7" text:outline-level="1">Метод решения</text:h>
      <text:p text:style-name="P3">Задача программы состоит в оценке каждого хода и выборе наилучшего из них. Для этого осуществляется просчет возможных вариантов продолжения игры на несколько ходов вперед с последующей оценкой выгодности каждого варианта. Выгодность варианта определяется разницей между количеством очков, набранных программой и количеством очков, набранных игроком. Оценка же конкретного хода определяется как средняя выгодность вариантов, к которым может привести этот ход при наилучшей игре программы.</text:p>
      <text:p text:style-name="P3"/>
      <text:h text:style-name="P7" text:outline-level="1">Внутренняя спецификация</text:h>
      <text:p text:style-name="P3">Программа состоит из следующих основных частей:</text:p>
      <text:p text:style-name="P3">- часть, отвечающая за распределение карт по рядам, подсчет очков и общение с пользователем</text:p>
      <text:p text:style-name="P3">- алгоритм, оценивающий выгодность ходов при данной текущей </text:p>
      <text:p text:style-name="P3">позиции и выбирающий следующий ход программы</text:p>
      <text:p text:style-name="P3"/>
      <text:p text:style-name="P4"><text:span text:style-name="T1">Первая часть реализуется в функции </text:span><text:span text:style-name="T2">move, </text:span><text:span text:style-name="T1">распределяющей карты и изменяющей ряды, функции </text:span><text:span text:style-name="T2">points, </text:span><text:span text:style-name="T1">подсчитывающей очки и основного цикла, принимающего ходы игрока и программы.</text:span></text:p>
      <text:p text:style-name="P3"/>
      <text:p text:style-name="P4"><text:span text:style-name="T1">Вторая часть реализуется функциями </text:span><text:span text:style-name="T2">choose</text:span><text:span text:style-name="T1">0</text:span><text:span text:style-name="T2"> </text:span><text:span text:style-name="T1">или </text:span><text:span text:style-name="T2">choose, </text:span><text:span text:style-name="T1">выбирающими ход</text:span><text:span text:style-name="T2">, </text:span><text:span text:style-name="T1">рекурсивной функцией ocenka1,</text:span><text:span text:style-name="T2"> </text:span><text:span text:style-name="T1">оценивающей позицию на основании </text:span><text:soft-page-break/><text:span text:style-name="T1">возможных продолжений</text:span><text:span text:style-name="T2">, </text:span><text:span text:style-name="T1">которые генерируются функцией </text:span><text:span text:style-name="T2">move_im.</text:span></text:p>
      <text:h text:style-name="P6" text:outline-level="1">Внешняя спецификация</text:h>
      <text:p text:style-name="P3">На компьютере должен быть установлен интерпретатор <text:span text:style-name="T2">Python 3.</text:span></text:p>
      <text:h text:style-name="P6" text:outline-level="1">Руководство пользователя</text:h>
      <text:p text:style-name="P3">При запуске программы появится приветственная надпись. Далее будут напечатаны ряды и предложение пользователю сделать ход, в ответ на которое требуется ввести одно число из предложенных.</text:p>
      <text:p text:style-name="P3">При появлении строки: 'Choose one of your cards for the move. Your deck:' введите одно число из предложенных. При появлении строки: 'Choose one row to take:<text:span text:style-name="T2">' </text:span>введите одно из чисел от 1 до 4. Это определит номер ряда, очки за который вам начислятся. При неправильном вводе появятся строка с указаниями. После каждого хода выводятся ряды и очки игроков. <text:s/>После окончания игры выводится результат.</text:p>
      <text:h text:style-name="P6" text:outline-level="1">Тесты</text:h>
      <text:p text:style-name="P10"><text:span text:style-name="T1">1.</text:span></text:p>
      <text:p text:style-name="P10">Hello! You are about to play the "Cow 006" game.</text:p>
      <text:p text:style-name="P10">For rules and instructions check attached text file.</text:p>
      <text:p text:style-name="P10">Good luck and have fun!</text:p>
      <text:p text:style-name="P10"/>
      <text:p text:style-name="P10"/>
      <text:p text:style-name="P10"/>
      <text:p text:style-name="P10">Rows:</text:p>
      <text:p text:style-name="P10">8</text:p>
      <text:p text:style-name="P10">2</text:p>
      <text:p text:style-name="P10">20</text:p>
      <text:p text:style-name="P10">7</text:p>
      <text:p text:style-name="P10">Choose one of your cards for the move. Your deck: [19, 11, 24, 15, 4, 18, 14, 9, 22, 16]</text:p>
      <text:p text:style-name="P10">11</text:p>
      <text:p text:style-name="P10">Opponent move: 10</text:p>
      <text:p text:style-name="P10">Rows:</text:p>
      <text:p text:style-name="P10">8 10 11</text:p>
      <text:p text:style-name="P10">2</text:p>
      <text:p text:style-name="P10">20</text:p>
      <text:p text:style-name="P10">7</text:p>
      <text:p text:style-name="P10"><text:soft-page-break/>Your points: 0</text:p>
      <text:p text:style-name="P10">Opponent points: 0</text:p>
      <text:p text:style-name="P10">Choose one of your cards for the move. Your deck: [19, 24, 15, 4, 18, 14, 9, 22, 16]</text:p>
      <text:p text:style-name="P10">4</text:p>
      <text:p text:style-name="P10">Opponent move: 12</text:p>
      <text:p text:style-name="P10">Rows:</text:p>
      <text:p text:style-name="P10">8 10 11 12</text:p>
      <text:p text:style-name="P10">2 4</text:p>
      <text:p text:style-name="P10">20</text:p>
      <text:p text:style-name="P10">7</text:p>
      <text:p text:style-name="P10">Your points: 0</text:p>
      <text:p text:style-name="P10">Opponent points: 0</text:p>
      <text:p text:style-name="P10">Choose one of your cards for the move. Your deck: [19, 24, 15, 18, 14, 9, 22, 16]</text:p>
      <text:p text:style-name="P10">9</text:p>
      <text:p text:style-name="P10">Opponent move: 13</text:p>
      <text:p text:style-name="P10">Rows:</text:p>
      <text:p text:style-name="P10">8 10 11 12 13</text:p>
      <text:p text:style-name="P10">2 4</text:p>
      <text:p text:style-name="P10">20</text:p>
      <text:p text:style-name="P10">7 9</text:p>
      <text:p text:style-name="P10">Your points: 0</text:p>
      <text:p text:style-name="P10">Opponent points: 0</text:p>
      <text:p text:style-name="P10">Choose one of your cards for the move. Your deck: [19, 24, 15, 18, 14, 22, 16]</text:p>
      <text:p text:style-name="P10">14</text:p>
      <text:p text:style-name="P10">Opponent move: 23</text:p>
      <text:p text:style-name="P10">Rows:</text:p>
      <text:p text:style-name="P10">14</text:p>
      <text:p text:style-name="P10">2 4</text:p>
      <text:p text:style-name="P10">20 23</text:p>
      <text:p text:style-name="P10">7 9</text:p>
      <text:p text:style-name="P10">Your points: 11</text:p>
      <text:p text:style-name="P10">Opponent points: 0</text:p>
      <text:p text:style-name="P10">Choose one of your cards for the move. Your deck: [19, 24, 15, 18, 22, 16]</text:p>
      <text:p text:style-name="P10">15</text:p>
      <text:p text:style-name="P10">Opponent move: 17</text:p>
      <text:p text:style-name="P10">Rows:</text:p>
      <text:p text:style-name="P10">14 15 17</text:p>
      <text:p text:style-name="P10"><text:soft-page-break/>2 4</text:p>
      <text:p text:style-name="P10">20 23</text:p>
      <text:p text:style-name="P10">7 9</text:p>
      <text:p text:style-name="P10">Your points: 11</text:p>
      <text:p text:style-name="P10">Opponent points: 0</text:p>
      <text:p text:style-name="P10">Choose one of your cards for the move. Your deck: [19, 24, 18, 22, 16]</text:p>
      <text:p text:style-name="P10">24</text:p>
      <text:p text:style-name="P10">Opponent move: 21</text:p>
      <text:p text:style-name="P10">Rows:</text:p>
      <text:p text:style-name="P10">14 15 17 21</text:p>
      <text:p text:style-name="P10">2 4</text:p>
      <text:p text:style-name="P10">20 23 24</text:p>
      <text:p text:style-name="P10">7 9</text:p>
      <text:p text:style-name="P10">Your points: 11</text:p>
      <text:p text:style-name="P10">Opponent points: 0</text:p>
      <text:p text:style-name="P10">Choose one of your cards for the move. Your deck: [19, 18, 22, 16]</text:p>
      <text:p text:style-name="P10">18</text:p>
      <text:p text:style-name="P10">Opponent move: 1</text:p>
      <text:p text:style-name="P10">Rows:</text:p>
      <text:p text:style-name="P10">14 15 17 21</text:p>
      <text:p text:style-name="P10">1</text:p>
      <text:p text:style-name="P10">20 23 24</text:p>
      <text:p text:style-name="P10">7 9 18</text:p>
      <text:p text:style-name="P10">Your points: 11</text:p>
      <text:p text:style-name="P10">Opponent points: 2</text:p>
      <text:p text:style-name="P10">Choose one of your cards for the move. Your deck: [19, 22, 16]</text:p>
      <text:p text:style-name="P10">22</text:p>
      <text:p text:style-name="P10">Opponent move: 5</text:p>
      <text:p text:style-name="P10">Rows:</text:p>
      <text:p text:style-name="P10">14 15 17 21 22</text:p>
      <text:p text:style-name="P10">1 5</text:p>
      <text:p text:style-name="P10">20 23 24</text:p>
      <text:p text:style-name="P10">7 9 18</text:p>
      <text:p text:style-name="P10">Your points: 11</text:p>
      <text:p text:style-name="P10">Opponent points: 2</text:p>
      <text:p text:style-name="P10">Choose one of your cards for the move. Your deck: [19, 16]</text:p>
      <text:p text:style-name="P10">16</text:p>
      <text:p text:style-name="P10"><text:soft-page-break/>Opponent move: 3</text:p>
      <text:p text:style-name="P10">Rows:</text:p>
      <text:p text:style-name="P10">14 15 17 21 22</text:p>
      <text:p text:style-name="P10">3 16</text:p>
      <text:p text:style-name="P10">20 23 24</text:p>
      <text:p text:style-name="P10">7 9 18</text:p>
      <text:p text:style-name="P10">Your points: 11</text:p>
      <text:p text:style-name="P10">Opponent points: 5</text:p>
      <text:p text:style-name="P10">Choose one of your cards for the move. Your deck: [19]</text:p>
      <text:p text:style-name="P10">19</text:p>
      <text:p text:style-name="P10">Opponent move: 6</text:p>
      <text:p text:style-name="P10">Rows:</text:p>
      <text:p text:style-name="P10">14 15 17 21 22</text:p>
      <text:p text:style-name="P10">6</text:p>
      <text:p text:style-name="P10">20 23 24</text:p>
      <text:p text:style-name="P10">7 9 18 19</text:p>
      <text:p text:style-name="P10">Your points: 11</text:p>
      <text:p text:style-name="P10">Opponent points: 7</text:p>
      <text:p text:style-name="P10">Computer won, better luck next time!</text:p>
      <text:p text:style-name="P10"/>
      <text:p text:style-name="P15">2.</text:p>
      <text:p text:style-name="P15">Hello! You are about to play the "Cow 006" game.</text:p>
      <text:p text:style-name="P15">For rules and instructions check attached text file.</text:p>
      <text:p text:style-name="P15">Good luck and have fun!</text:p>
      <text:p text:style-name="P15"/>
      <text:p text:style-name="P15"/>
      <text:p text:style-name="P15"/>
      <text:p text:style-name="P15">Rows:</text:p>
      <text:p text:style-name="P15">17</text:p>
      <text:p text:style-name="P15">18</text:p>
      <text:p text:style-name="P15">3</text:p>
      <text:p text:style-name="P15">5</text:p>
      <text:p text:style-name="P15">Choose one of your cards for the move. Your deck: [15, 16, 21, 19, 22, 4, 20, 6, 9, 8]</text:p>
      <text:p text:style-name="P15">4</text:p>
      <text:p text:style-name="P15">Opponent move: 7</text:p>
      <text:p text:style-name="P15">Rows:</text:p>
      <text:p text:style-name="P15">17</text:p>
      <text:p text:style-name="P15"><text:soft-page-break/>18</text:p>
      <text:p text:style-name="P15">3 4</text:p>
      <text:p text:style-name="P15">5 7</text:p>
      <text:p text:style-name="P15">Your points: 0</text:p>
      <text:p text:style-name="P15">Opponent points: 0</text:p>
      <text:p text:style-name="P15">Choose one of your cards for the move. Your deck: [15, 16, 21, 19, 22, 20, 6, 9, 8]</text:p>
      <text:p text:style-name="P15">20</text:p>
      <text:p text:style-name="P15">Opponent move: 10</text:p>
      <text:p text:style-name="P15">Rows:</text:p>
      <text:p text:style-name="P15">17</text:p>
      <text:p text:style-name="P15">18 20</text:p>
      <text:p text:style-name="P15">3 4</text:p>
      <text:p text:style-name="P15">5 7 10</text:p>
      <text:p text:style-name="P15">Your points: 0</text:p>
      <text:p text:style-name="P15">Opponent points: 0</text:p>
      <text:p text:style-name="P15">Choose one of your cards for the move. Your deck: [15, 16, 21, 19, 22, 6, 9, 8]</text:p>
      <text:p text:style-name="P15">21</text:p>
      <text:p text:style-name="P15">Opponent move: 11</text:p>
      <text:p text:style-name="P15">Rows:</text:p>
      <text:p text:style-name="P15">17</text:p>
      <text:p text:style-name="P15">18 20 21</text:p>
      <text:p text:style-name="P15">3 4</text:p>
      <text:p text:style-name="P15">5 7 10 11</text:p>
      <text:p text:style-name="P15">Your points: 0</text:p>
      <text:p text:style-name="P15">Opponent points: 0</text:p>
      <text:p text:style-name="P15">Choose one of your cards for the move. Your deck: [15, 16, 19, 22, 6, 9, 8]</text:p>
      <text:p text:style-name="P15">6</text:p>
      <text:p text:style-name="P15">Opponent move: 13</text:p>
      <text:p text:style-name="P15">Rows:</text:p>
      <text:p text:style-name="P15">17</text:p>
      <text:p text:style-name="P15">18 20 21</text:p>
      <text:p text:style-name="P15">3 4 6</text:p>
      <text:p text:style-name="P15">5 7 10 11 13</text:p>
      <text:p text:style-name="P15">Your points: 0</text:p>
      <text:p text:style-name="P15">Opponent points: 0</text:p>
      <text:p text:style-name="P15">Choose one of your cards for the move. Your deck: [15, 16, 19, 22, 9, 8]</text:p>
      <text:p text:style-name="P15">22</text:p>
      <text:p text:style-name="P15"><text:soft-page-break/>Opponent move: 12</text:p>
      <text:p text:style-name="P15">Rows:</text:p>
      <text:p text:style-name="P15">17</text:p>
      <text:p text:style-name="P15">18 20 21 22</text:p>
      <text:p text:style-name="P15">3 4 6 12</text:p>
      <text:p text:style-name="P15">5 7 10 11 13</text:p>
      <text:p text:style-name="P15">Your points: 0</text:p>
      <text:p text:style-name="P15">Opponent points: 0</text:p>
      <text:p text:style-name="P15">Choose one of your cards for the move. Your deck: [15, 16, 19, 9, 8]</text:p>
      <text:p text:style-name="P15">19</text:p>
      <text:p text:style-name="P15">Opponent move: 24</text:p>
      <text:p text:style-name="P15">Rows:</text:p>
      <text:p text:style-name="P15">17 19</text:p>
      <text:p text:style-name="P15">18 20 21 22 24</text:p>
      <text:p text:style-name="P15">3 4 6 12</text:p>
      <text:p text:style-name="P15">5 7 10 11 13</text:p>
      <text:p text:style-name="P15">Your points: 0</text:p>
      <text:p text:style-name="P15">Opponent points: 0</text:p>
      <text:p text:style-name="P15">Choose one of your cards for the move. Your deck: [15, 16, 9, 8]</text:p>
      <text:p text:style-name="P15">8</text:p>
      <text:p text:style-name="P15">Opponent move: 2</text:p>
      <text:p text:style-name="P15">Rows:</text:p>
      <text:p text:style-name="P15">2 8</text:p>
      <text:p text:style-name="P15">18 20 21 22 24</text:p>
      <text:p text:style-name="P15">3 4 6 12</text:p>
      <text:p text:style-name="P15">5 7 10 11 13</text:p>
      <text:p text:style-name="P15">Your points: 0</text:p>
      <text:p text:style-name="P15">Opponent points: 2</text:p>
      <text:p text:style-name="P15">Choose one of your cards for the move. Your deck: [15, 16, 9]</text:p>
      <text:p text:style-name="P15">9</text:p>
      <text:p text:style-name="P15">Opponent move: 23</text:p>
      <text:p text:style-name="P15">Rows:</text:p>
      <text:p text:style-name="P15">2 8 9</text:p>
      <text:p text:style-name="P15">18 20 21 22 24</text:p>
      <text:p text:style-name="P15">3 4 6 12</text:p>
      <text:p text:style-name="P15">23</text:p>
      <text:p text:style-name="P15">Your points: 0</text:p>
      <text:p text:style-name="P15"><text:soft-page-break/>Opponent points: 14</text:p>
      <text:p text:style-name="P15">Choose one of your cards for the move. Your deck: [15, 16]</text:p>
      <text:p text:style-name="P15">15</text:p>
      <text:p text:style-name="P15">Opponent move: 1</text:p>
      <text:p text:style-name="P15">Rows:</text:p>
      <text:p text:style-name="P15">2 8 9</text:p>
      <text:p text:style-name="P15">18 20 21 22 24</text:p>
      <text:p text:style-name="P15">3 4 6 12 15</text:p>
      <text:p text:style-name="P15">1</text:p>
      <text:p text:style-name="P15">Your points: 0</text:p>
      <text:p text:style-name="P15">Opponent points: 15</text:p>
      <text:p text:style-name="P15">Choose one of your cards for the move. Your deck: [16]</text:p>
      <text:p text:style-name="P15">16</text:p>
      <text:p text:style-name="P15">Opponent move: 14</text:p>
      <text:p text:style-name="P15">Rows:</text:p>
      <text:p text:style-name="P15">2 8 9 14</text:p>
      <text:p text:style-name="P15">18 20 21 22 24</text:p>
      <text:p text:style-name="P15">16</text:p>
      <text:p text:style-name="P15">1</text:p>
      <text:p text:style-name="P15">Your points: 6</text:p>
      <text:p text:style-name="P15">Opponent points: 15</text:p>
      <text:p text:style-name="P15">Congratulations, you w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ext:soft-page-break/>Оглавление</text:p>
          </text:index-title>
          <text:p text:style-name="P18">Отчет о практической работе по программированию<text:tab/>1</text:p>
          <text:p text:style-name="P18">Постановка задачи<text:tab/>2</text:p>
          <text:p text:style-name="P17"><text:s/>Правила игры<text:tab/>2</text:p>
          <text:p text:style-name="P16">Подготовка к игре<text:tab/>2</text:p>
          <text:p text:style-name="P16">Ход игры<text:tab/>2</text:p>
          <text:p text:style-name="P16">Правила начисления очков<text:tab/>3</text:p>
          <text:p text:style-name="P16">Окончание игры<text:tab/>3</text:p>
          <text:p text:style-name="P18">Метод решения<text:tab/>3</text:p>
          <text:p text:style-name="P18">Внутренняя спецификация<text:tab/>3</text:p>
          <text:p text:style-name="P18">Внешняя спецификация<text:tab/>4</text:p>
          <text:p text:style-name="P18">Руководство пользователя<text:tab/>4</text:p>
          <text:p text:style-name="P18">Тесты<text:tab/>4</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M15S</meta:editing-duration>
    <meta:editing-cycles>5</meta:editing-cycles>
    <meta:generator>OpenOffice/4.1.1$Win32 OpenOffice.org_project/411m6$Build-9775</meta:generator>
    <dc:date>2016-08-29T01:26:27.96</dc:date>
    <meta:document-statistic meta:table-count="0" meta:image-count="0" meta:object-count="0" meta:page-count="11" meta:paragraph-count="273" meta:word-count="1410" meta:character-count="7389"/>
    <meta:user-defined meta:name="Info 1"/>
    <meta:user-defined meta:name="Info 2"/>
    <meta:user-defined meta:name="Info 3"/>
    <meta:user-defined meta:name="Info 4"/>
  </office:meta>
</office:document-meta>
</file>